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ResultSplip" style:family="table">
      <style:table-properties style:width="8.3in" table:align="margins" style:may-break-between-rows="false"/>
    </style:style>
    <style:style style:name="ResultSplip.A" style:family="table-column">
      <style:table-column-properties style:column-width="8.3in" style:rel-column-width="65535*"/>
    </style:style>
    <style:style style:name="ResultSplip.1" style:family="table-row">
      <style:table-row-properties fo:keep-together="always"/>
    </style:style>
    <style:style style:name="ResultSplip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Bitstream Charter" fo:font-size="7pt" style:font-size-asian="7pt" style:font-size-complex="7pt"/>
    </style:style>
    <style:style style:name="P2" style:family="paragraph" style:parent-style-name="Standard">
      <style:paragraph-properties fo:line-height="200%"/>
      <style:text-properties style:font-name="Bitstream Charter" fo:font-size="7pt" style:font-size-asian="7pt" style:font-size-complex="7pt"/>
    </style:style>
    <style:style style:name="P3" style:family="paragraph" style:parent-style-name="Standard">
      <style:paragraph-properties fo:line-height="100%"/>
      <style:text-properties style:font-name="Bitstream Charter" fo:font-size="7pt" style:font-size-asian="7pt" style:font-size-complex="7pt"/>
    </style:style>
    <style:style style:name="P4" style:family="paragraph" style:parent-style-name="Standard">
      <style:paragraph-properties fo:line-height="100%"/>
      <style:text-properties style:font-name="Bitstream Charter" fo:font-size="6pt" style:font-size-asian="6pt" style:font-size-complex="6pt"/>
    </style:style>
    <style:style style:name="P5" style:family="paragraph" style:parent-style-name="Standard">
      <style:paragraph-properties fo:line-height="15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line-height="10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line-height="100%"/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line-height="150%"/>
      <style:text-properties style:font-name="Liberation Serif" fo:font-size="9pt" style:font-size-asian="9pt" style:font-size-complex="9pt"/>
    </style:style>
    <style:style style:name="P9" style:family="paragraph" style:parent-style-name="Standard">
      <style:paragraph-properties fo:line-height="150%"/>
      <style:text-properties style:font-name="Liberation Serif" fo:font-size="7pt" style:font-size-asian="7pt" style:font-size-complex="7pt"/>
    </style:style>
    <style:style style:name="T1" style:family="text">
      <style:text-properties style:text-outline="false" style:text-line-through-style="none" style:font-name="Liberation Serif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8pt" style:font-size-asian="8pt" style:font-size-complex="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[!-- BEGIN report_row --]</text:p>
      <table:table table:name="ResultSplip" table:style-name="ResultSplip">
        <table:table-column table:style-name="ResultSplip.A"/>
        <table:table-row table:style-name="ResultSplip.1">
          <table:table-cell table:style-name="ResultSplip.A1" office:value-type="string">
            <text:p text:style-name="P5"/>
            <text:p text:style-name="P5"/>
            <text:p text:style-name="P6"><text:s text:c="99"/>{{{person+surname}}} {{{person+firstname}}} {{{person+othername}}} <text:s text:c="9"/>[{{{demographic+gender}}}]</text:p>
            <text:p text:style-name="P2"><text:span text:style-name="T1"><text:s text:c="109"/>{{{++limit+providertraining+trainingprovider+name}}} <text:s text:c="38"/></text:span><text:span text:style-name="T4">{{{nisn_umber+id_num}}}</text:span></text:p>
            <text:p text:style-name="P5"><text:s text:c="74"/><text:span text:style-name="T8">{{{++limit+providertraining+training+name}}} <text:s text:c="46"/>{{{+graduation_month}}} {{{+graduation_year}}}</text:span></text:p>
            <text:p text:style-name="P8"/>
            <text:p text:style-name="P8"/>
            <text:p text:style-name="P9"/>
            <text:p text:style-name="P3"><text:span text:style-name="T5"><text:s text:c="62"/></text:span><text:span text:style-name="T6"><text:s text:c="2"/></text:span><text:span text:style-name="T2">Midwifery </text:span><text:span text:style-name="T6"><text:s/>and Pharmacology <text:s text:c="68"/></text:span><text:span text:style-name="T3">{{{exam_grade_paper_i+name}}}</text:span></text:p>
            <text:p text:style-name="P7"><text:s text:c="56"/>Peadiatric, Community Health.and <text:s/>Health service Management. <text:s text:c="13"/><text:span text:style-name="T7">{{{exam_grade_paper_ii+name}}}</text:span></text:p>
            <text:p text:style-name="P7"><text:span text:style-name="T7"><text:s text:c="50"/></text:span>Surgery Nursing and Gynaecology <text:s text:c="60"/><text:span text:style-name="T7">{{{exam_grade_paper_iii+name}}}</text:span></text:p>
            <text:p text:style-name="P7"><text:s text:c="57"/>Medicine Nursing and <text:s/>Mental Health, <text:s text:c="53"/><text:span text:style-name="T7">{{{exam_grade_paper_iv+name}}}</text:span></text:p>
            <text:p text:style-name="P7"><text:s text:c="56"/>Practicals and Oral <text:s text:c="85"/><text:span text:style-name="T7">{{{exam_grade_paper_v+name}}}</text:span></text:p>
            <text:p text:style-name="P7"/>
            <text:p text:style-name="P7"><text:s text:c="116"/><text:span text:style-name="T7">{{{primary_form+exam_result}}}</text:span></text:p>
          </table:table-cell>
        </table:table-row>
      </table:table>
      <text:p text:style-name="P1">[!-- END report_row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8.5in" style:num-format="1" style:print-orientation="landscape" fo:margin-top="0.0598in" fo:margin-bottom="0.0598in" fo:margin-left="0.1in" fo:margin-right="0.1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RIS </meta:initial-creator>
    <meta:creation-date>2014-07-25T12:40:55</meta:creation-date>
    <dc:date>2015-08-21T16:25:58</dc:date>
    <dc:creator>HRIS </dc:creator>
    <meta:editing-duration>PT6H58M20S</meta:editing-duration>
    <meta:editing-cycles>97</meta:editing-cycles>
    <meta:generator>LibreOffice/3.5$Linux_x86 LibreOffice_project/350m1$Build-2</meta:generator>
    <meta:document-statistic meta:table-count="1" meta:image-count="0" meta:object-count="0" meta:page-count="1" meta:paragraph-count="11" meta:word-count="46" meta:character-count="1718" meta:non-whitespace-character-count="629"/>
  </office:meta>
</office:document-meta>
</file>